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39"/>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72">
      <style:paragraph-properties fo:text-align="start" style:justify-single-word="false"/>
      <style:text-properties style:font-name="Liberation Serif1"/>
    </style:style>
    <style:style style:name="P12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469536893"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2069399909"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850753395"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4"><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5"><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6"><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7"><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38"><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299482501"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95198346"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1058942929"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84707701"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432203380"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363586971"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83360691" text:style-name="L10">
          <text:list-item>
            <text:p text:style-name="P39"><draw:frame draw:style-name="fr4" draw:name="Object27" text:anchor-type="as-char" svg:width="0.1972in" svg:height="0.3929in" draw:z-index="60"><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1"><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2"><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3"><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4"><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5"><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6"><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7"><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8"><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69"><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0"><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1"><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2"><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3"><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4"><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5"><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6"><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7"><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8"><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79"><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0"><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1"><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2"><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3"><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4"><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5"><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6"><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7"><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8"><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89"><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592549893" text:style-name="L11">
          <text:list-item>
            <text:p text:style-name="P40"><draw:frame draw:style-name="fr4" draw:name="Object64" text:anchor-type="as-char" svg:width="0.1984in" svg:height="0.3929in" draw:z-index="90"><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1"><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2"><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3"><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4"><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5"><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6"><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7"><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8"><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99"><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0"><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1"><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2"><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3"><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4"><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5"><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6"><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7"><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8"><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09"><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0"><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1"><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2"><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3"><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939516485" text:style-name="L12">
          <text:list-item>
            <text:p text:style-name="P41"><draw:frame draw:style-name="fr4" draw:name="Object82" text:anchor-type="as-char" svg:width="0.1992in" svg:height="0.3929in" draw:z-index="114"><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5"><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6"><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7"><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8"><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19"><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0"><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1"><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2"><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3"><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4"><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5"><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6"><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7"><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8"><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29"><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0"><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1"><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2"><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3"><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4"><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5"><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029630589" text:style-name="L13">
          <text:list-item>
            <text:p text:style-name="P60">1</text:p>
          </text:list-item>
          <text:list-item>
            <text:p text:style-name="P60"><draw:frame draw:style-name="fr4" draw:name="Object104" text:anchor-type="as-char" svg:width="0.198in" svg:height="0.3929in" draw:z-index="136"><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7"><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8"><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39"><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0"><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1"><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2"><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3"><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4"><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5"><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6"><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19436356"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7"><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8"><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49"><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0"><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1"><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2"><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3"><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4"><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5"><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6"><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7"><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8"><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59"><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0"><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1"><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2"><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3"><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4"><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5"><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6"><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7"><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8"><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69"><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0"><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1"><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2"><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3"><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4"><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5"><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6"><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7"><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8"><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79"><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0"><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1"><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2"><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3"><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755386447"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317633204" text:style-name="L16">
          <text:list-item>
            <text:p text:style-name="P63"><draw:frame draw:style-name="fr4" draw:name="Object152" text:anchor-type="as-char" svg:width="0.202in" svg:height="0.3929in" draw:z-index="184"><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5"><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6"><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7"><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8"><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89"><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0"><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1"><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2"><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3"><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4"><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5"><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6"><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7"><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8"><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881748523"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372661246" text:style-name="L18">
          <text:list-item>
            <text:p text:style-name="P42"><draw:frame draw:style-name="fr4" draw:name="Object167" text:anchor-type="as-char" svg:width="0.2839in" svg:height="0.3929in" draw:z-index="199"><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0"><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1"><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422908471"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2"><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3"><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4"><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5"><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6"><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7"><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8"><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09"><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0"><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1"><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458405663"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2"><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3"><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4"><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5"><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6"><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7"><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8"><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19"><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0"><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1"><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2"><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3"><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61747223"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4"><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5"><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39137284"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571786706"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1569198105"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348548626" text:style-name="L25">
          <text:list-item>
            <text:p text:style-name="P68"><draw:frame draw:style-name="fr4" draw:name="Object194" text:anchor-type="as-char" svg:width="0.4689in" svg:height="0.3929in" draw:z-index="226"><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7"><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8"><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29"><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0"><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1"><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text:soft-page-break/></text:p>
      <text:section text:style-name="Sect2" text:name="Section29">
        <text:p text:style-name="P4">Worksheet 5-5</text:p>
        <text:list xml:id="list1374232709" text:style-name="L26">
          <text:list-item>
            <text:p text:style-name="P69"><draw:frame draw:style-name="fr4" draw:name="Object210" text:anchor-type="as-char" svg:width="0.5071in" svg:height="0.3929in" draw:z-index="0"><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0"><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0"><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0"><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0"><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0"><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443375124" text:style-name="L27">
          <text:list-item>
            <text:p text:style-name="P70"><draw:frame draw:style-name="fr4" draw:name="Object200" text:anchor-type="as-char" svg:width="2.3516in" svg:height="0.3929in" draw:z-index="0"><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0"><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0"><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0"><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0"><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0"><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0"><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0"><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0"><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45241835" text:style-name="L28">
          <text:list-item>
            <text:p text:style-name="P71"><draw:frame draw:style-name="fr4" draw:name="Object217" text:anchor-type="as-char" svg:width="2.4362in" svg:height="0.3929in" draw:z-index="0"><draw:object xlink:href="./Object 217" xlink:type="simple" xlink:show="embed" xlink:actuate="onLoad"/><draw:image xlink:href="./ObjectReplacements/Object 217" xlink:type="simple" xlink:show="embed" xlink:actuate="onLoad"/></draw:frame></text:p>
          </text:list-item>
          <text:list-item>
            <text:p text:style-name="P71"><draw:frame draw:style-name="fr4" draw:name="Object218" text:anchor-type="as-char" svg:width="2.4327in" svg:height="0.3929in" draw:z-index="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0"><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0"><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0"><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0"><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0"><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0"><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443797305" text:style-name="L29">
          <text:list-item>
            <text:p text:style-name="P72"><draw:frame draw:style-name="fr4" draw:name="Object225" text:anchor-type="as-char" svg:width="3.111in" svg:height="0.3929in" draw:z-index="0"><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0"><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0"><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0"><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0"><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0"><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0"><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0"><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358015460"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0"><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0"><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0"><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1356288484" text:continue-numbering="true" text:style-name="L30">
          <text:list-item>
            <text:p text:style-name="P73"><draw:frame draw:style-name="fr4" draw:name="Object235" text:anchor-type="as-char" svg:width="2.4362in" svg:height="0.3929in" draw:z-index="0"><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0"><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0"><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0"><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0"><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0"><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0"><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0"><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0"><draw:object xlink:href="./Object 234" xlink:type="simple" xlink:show="embed" xlink:actuate="onLoad"/><draw:image xlink:href="./ObjectReplacements/Object 234" xlink:type="simple" xlink:show="embed" xlink:actuate="onLoad"/></draw:frame></text:p>
          </text:list-item>
        </text:list>
      </text:section>
      <text:p text:style-name="P4"/>
      <text:p text:style-name="P3">Chapter 6 - Temperature Scale Conversions</text:p>
      <text:p text:style-name="P4"/>
      <text:section text:style-name="Sect2" text:name="Section36">
        <text:p text:style-name="P4">Worksheet 6-1</text:p>
        <text:list xml:id="list1254780568"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730656635" text:style-name="L32">
          <text:list-item>
            <text:p text:style-name="P46">Cold: any temperature not exceeding 46<text:span text:style-name="T2">º</text:span><text:span text:style-name="T14"> F</text:span></text:p>
          </text:list-item>
          <text:list-item>
            <text:p text:style-name="P46">Freezer: -13<text:span text:style-name="T2">º to 14º F</text:span></text:p>
          </text:list-item>
          <text:list-item>
            <text:p text:style-name="P122">Refrigerator: 36º to 46º F</text:p>
          </text:list-item>
          <text:list-item>
            <text:p text:style-name="P122">Cool: 46º to 59º F</text:p>
          </text:list-item>
          <text:list-item>
            <text:p text:style-name="P122">Room temperature: the temperature prevailing in a working area</text:p>
          </text:list-item>
          <text:list-item>
            <text:p text:style-name="P122">Controlled room temperature: 59º to 86º F</text:p>
          </text:list-item>
          <text:list-item>
            <text:p text:style-name="P122">Warm: 86º to 104º F</text:p>
          </text:list-item>
          <text:list-item>
            <text:p text:style-name="P122">Excessive heat: any temperature above 104º F</text:p>
          </text:list-item>
        </text:list>
        <text:p text:style-name="P22">part II</text:p>
        <text:list xml:id="list244737805" text:style-name="L33">
          <text:list-item>
            <text:p text:style-name="P47">Cold: any temperature not exceeding 8<text:span text:style-name="T2">º</text:span><text:span text:style-name="T14"> C</text:span></text:p>
          </text:list-item>
          <text:list-item>
            <text:p text:style-name="P47">Freezer: -25<text:span text:style-name="T2">º to -10º C</text:span></text:p>
          </text:list-item>
          <text:list-item>
            <text:p text:style-name="P123">Refrigerator: 2º to 8º C</text:p>
          </text:list-item>
          <text:list-item>
            <text:p text:style-name="P123">Cool: 8º to 15º C</text:p>
          </text:list-item>
          <text:list-item>
            <text:p text:style-name="P123">Room temperature: the temperature prevailing in a working area</text:p>
          </text:list-item>
          <text:list-item>
            <text:p text:style-name="P123">Controlled room temperature: 15º to 30º C</text:p>
          </text:list-item>
          <text:list-item>
            <text:p text:style-name="P123">Warm: 30º to 40º C</text:p>
          </text:list-item>
          <text:list-item>
            <text:p text:style-name="P123">Excessive heat: any temperature above 40º C</text:p>
          </text:list-item>
        </text:list>
      </text:section>
      <text:p text:style-name="P4"/>
      <text:section text:style-name="Sect3" text:name="Section37">
        <text:p text:style-name="P4">Worksheet 6-3</text:p>
        <text:list xml:id="list2070340047" text:style-name="L34">
          <text:list-item>
            <text:p text:style-name="P75">266<text:span text:style-name="T3">º F</text:span></text:p>
          </text:list-item>
          <text:list-item>
            <text:p text:style-name="P124">No, it is too warm.</text:p>
          </text:list-item>
          <text:list-item>
            <text:p text:style-name="P124"><text:s/></text:p>
            <text:list>
              <text:list-item>
                <text:p text:style-name="P124">-13º to 14º F</text:p>
              </text:list-item>
              <text:list-item>
                <text:p text:style-name="P124">You will need to calculate this from when it is assigned.</text:p>
              </text:list-item>
            </text:list>
          </text:list-item>
          <text:list-item>
            <text:p text:style-name="P124">148.9º C</text:p>
          </text:list-item>
          <text:list-item>
            <text:p text:style-name="P124">121.1º C</text:p>
          </text:list-item>
          <text:list-item>
            <text:p text:style-name="P124"/>
            <text:list>
              <text:list-item>
                <text:p text:style-name="P124">2.3º C</text:p>
              </text:list-item>
              <text:list-item>
                <text:p text:style-name="P124">3.2º C</text:p>
              </text:list-item>
              <text:list-item>
                <text:p text:style-name="P124">3.9º C</text:p>
              </text:list-item>
              <text:list-item>
                <text:p text:style-name="P124">1.4º C*</text:p>
              </text:list-item>
              <text:list-item>
                <text:p text:style-name="P124">2.7º C</text:p>
              </text:list-item>
              <text:list-item>
                <text:p text:style-name="P124">2.6º C</text:p>
              </text:list-item>
              <text:list-item>
                <text:p text:style-name="P124">3.8º C</text:p>
              </text:list-item>
              <text:list-item>
                <text:p text:style-name="P124">6.6º C</text:p>
              </text:list-item>
              <text:list-item>
                <text:p text:style-name="P124">9.3º C*</text:p>
              </text:list-item>
            </text:list>
          </text:list-item>
        </text:list>
        <text:p text:style-name="P23">1/28 &amp; 2/2 fell outside the safe range</text:p>
        <text:list xml:id="list1170266539" text:continue-numbering="true" text:style-name="L34">
          <text:list-item>
            <text:p text:style-name="P124"/>
            <text:list>
              <text:list-item>
                <text:p text:style-name="P124">4.8º F</text:p>
              </text:list-item>
              <text:list-item>
                <text:p text:style-name="P124">8.8º F</text:p>
              </text:list-item>
              <text:list-item>
                <text:p text:style-name="P124">8.2º F</text:p>
              </text:list-item>
              <text:list-item>
                <text:p text:style-name="P124">15.1º F*</text:p>
              </text:list-item>
              <text:list-item>
                <text:p text:style-name="P124">13.1º F</text:p>
              </text:list-item>
              <text:list-item>
                <text:p text:style-name="P124">7.7º F</text:p>
              </text:list-item>
              <text:list-item>
                <text:p text:style-name="P124">3.7º F</text:p>
              </text:list-item>
              <text:list-item>
                <text:p text:style-name="P124">-2.0º F</text:p>
              </text:list-item>
              <text:list-item>
                <text:p text:style-name="P124">-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994945120"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text:soft-page-break/></text:p>
      <text:section text:style-name="Sect2" text:name="Section39">
        <text:p text:style-name="P4">Worksheet 7-2</text:p>
        <text:list xml:id="list404742035"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39"><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946605212" text:style-name="L37">
          <text:list-item>
            <text:p text:style-name="P78">1<draw:frame draw:style-name="fr1" draw:name="graphics1" text:anchor-type="as-char" svg:y="-0.1201in" svg:width="0.1402in" svg:height="0.1701in" draw:z-index="1"><draw:image xlink:href="Pictures/10000201000000300000003E21E346E1.png" xlink:type="simple" xlink:show="embed" xlink:actuate="onLoad"/></draw:frame> = 8<draw:frame draw:style-name="fr2" draw:name="graphics150" text:anchor-type="as-char" svg:width="0.0598in" svg:height="0.1in" draw:z-index="2"><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3"><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4"><draw:image xlink:href="Pictures/10000201000000300000003E21E346E1.png" xlink:type="simple" xlink:show="embed" xlink:actuate="onLoad"/></draw:frame> = 8 <text:span text:style-name="T15">f</text:span><draw:frame draw:style-name="fr2" draw:name="graphics4" text:anchor-type="as-char" svg:width="0.0598in" svg:height="0.1in" draw:z-index="5"><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6"><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7"><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8"><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144458706" text:style-name="L38">
          <text:list-item>
            <text:p text:style-name="P79"><draw:frame draw:style-name="fr2" draw:name="graphics7" text:anchor-type="as-char" svg:width="0.0598in" svg:height="0.1in" draw:z-index="9"><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0"><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11"><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12"><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13"><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14"><draw:image xlink:href="Pictures/1000020100000016000000257903293B.png" xlink:type="simple" xlink:show="embed" xlink:actuate="onLoad"/></draw:frame> viii or <text:span text:style-name="T15">f</text:span><draw:frame draw:style-name="fr2" draw:name="graphics13" text:anchor-type="as-char" svg:width="0.0598in" svg:height="0.1in" draw:z-index="15"><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16"><draw:image xlink:href="Pictures/1000020100000016000000257903293B.png" xlink:type="simple" xlink:show="embed" xlink:actuate="onLoad"/></draw:frame> xvi or <text:span text:style-name="T15">f</text:span><draw:frame draw:style-name="fr2" draw:name="graphics15" text:anchor-type="as-char" svg:width="0.0598in" svg:height="0.1in" draw:z-index="17"><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18"><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19"><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20"><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21"><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text:soft-page-break/></text:p>
      <text:section text:style-name="Sect2" text:name="Section42">
        <text:p text:style-name="P4">Worksheet 7-5</text:p>
        <text:list xml:id="list1801751299"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22"><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3"><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4"><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127514419"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39152053"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307966355" text:continue-numbering="true" text:style-name="L40">
        <text:list-item>
          <text:p text:style-name="P81">Rx<text:tab/>ASA<text:tab/><text:tab/>648 mg</text:p>
        </text:list-item>
      </text:list>
      <text:p text:style-name="P25">Caffeine<text:tab/>32.4 mg</text:p>
      <text:p text:style-name="P25">Salicylamide<text:tab/>194.4 mg</text:p>
      <text:list xml:id="list1548270236"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2106205149"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45141633"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5"><draw:image xlink:href="Pictures/10000201000000300000003E21E346E1.png" xlink:type="simple" xlink:show="embed" xlink:actuate="onLoad"/></draw:frame></text:p>
          </text:list-item>
          <text:list-item>
            <text:p text:style-name="P82"><text:soft-page-break/><text:span text:style-name="T16">fl oz, </text:span><text:span text:style-name="T15">f</text:span><draw:frame draw:style-name="fr1" draw:name="graphics23" text:anchor-type="as-char" svg:y="-0.1201in" svg:width="0.1402in" svg:height="0.1701in" draw:z-index="26"><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7"><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8"><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29"><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0"><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31"><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32"><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211623428"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ext:soft-page-break/>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ext:soft-page-break/>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2031836789"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216544268"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139578106"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295865669"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604545472"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274533446"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1142419976"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942012503"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1662247702"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565631423"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2068565510"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666190770"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954740265"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455085751"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text:soft-page-break/></text:p>
      <text:section text:style-name="Sect3" text:name="Section57">
        <text:p text:style-name="P4">Worksheet 11-2</text:p>
        <text:list xml:id="list1979545180"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146295110"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20 metfromin tablets; 100 mL Ora-Plus; 100 mL Ora-Sweet</text:p>
        </text:list-item>
      </text:list>
      <text:p text:style-name="P4"/>
      <text:p text:style-name="P4">Worksheet 12-2</text:p>
      <text:list xml:id="list1863266660" text:style-name="L58">
        <text:list-item>
          <text:p text:style-name="P99">4% diclofenac sodium</text:p>
        </text:list-item>
        <text:list-item>
          <text:p text:style-name="P99">2.4 g glycopyrrolate; 2.3 mL benzyl alcohol; qs 240 mL purified water</text:p>
        </text:list-item>
        <text:list-item>
          <text:p text:style-name="P99"><text:soft-page-break/>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42109151"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554898200" text:style-name="L60">
        <text:list-item>
          <text:p text:style-name="P101">5.7%</text:p>
        </text:list-item>
        <text:list-item>
          <text:p text:style-name="P101">crush and triturate 12 tablets then weigh out 3.71 grams</text:p>
        </text:list-item>
        <text:list-item>
          <text:p text:style-name="P101">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text:soft-page-break/>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38604256"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261695503" text:style-name="L62">
          <text:list-item>
            <text:p text:style-name="P48">$19.84 </text:p>
          </text:list-item>
          <text:list-item>
            <text:p text:style-name="P48">$33.59 </text:p>
          </text:list-item>
          <text:list-item>
            <text:p text:style-name="P48">$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02876871" text:style-name="L63">
          <text:list-item>
            <text:p text:style-name="P49">$83.21 </text:p>
          </text:list-item>
          <text:list-item>
            <text:p text:style-name="P49">$38.69 </text:p>
          </text:list-item>
          <text:list-item>
            <text:p text:style-name="P49"><text:soft-page-break/>$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248147745"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149357586"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2062627775"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o check in controlled substances, although a technician may do so under the direct supervision of a pharmacist.</text:p>
          </text:list-item>
        </text:list>
      </text:section>
      <text:p text:style-name="P4"/>
      <text:p text:style-name="P4">Worksheet 14-3</text:p>
      <text:list xml:id="list617695565" text:style-name="L67">
        <text:list-item>
          <text:p text:style-name="P53">Environmental considerations include proper temperature, ventilation, humidity, light and <text:soft-page-break/>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2060768583"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3"><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2024408517"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text:soft-page-break/>$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236768900"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153088686"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2134355834"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5">40% markup</text:p>
          </text:list-item>
          <text:list-item>
            <text:p text:style-name="P125">$18.48</text:p>
          </text:list-item>
          <text:list-item>
            <text:p text:style-name="P125">3%</text:p>
          </text:list-item>
          <text:list-item>
            <text:p text:style-name="P125">$6,175.00</text:p>
          </text:list-item>
          <text:list-item>
            <text:p text:style-name="P125">$4.50</text:p>
          </text:list-item>
          <text:list-item>
            <text:p text:style-name="P125">$17,820.00</text:p>
          </text:list-item>
          <text:list-item>
            <text:p text:style-name="P125">$20.95 gross profit; $15.95 net profit</text:p>
          </text:list-item>
          <text:list-item>
            <text:p text:style-name="P125">$25.63 gross profit; $20.63 net profit</text:p>
          </text:list-item>
          <text:list-item>
            <text:p text:style-name="P125">$7.01 gross profit; $2.01 net profit</text:p>
          </text:list-item>
          <text:list-item>
            <text:p text:style-name="P125">$44.03 gross profit; $39.03 net profit</text:p>
          </text:list-item>
          <text:list-item>
            <text:p text:style-name="P125">$9.73 gross profit; $4.73 net profit</text:p>
          </text:list-item>
          <text:list-item>
            <text:p text:style-name="P125">$8.13 gross profit; $3.13 net profit</text:p>
          </text:list-item>
          <text:list-item>
            <text:p text:style-name="P125">$132.50</text:p>
          </text:list-item>
          <text:list-item>
            <text:p text:style-name="P125">$39.52</text:p>
          </text:list-item>
          <text:list-item>
            <text:p text:style-name="P125">$11.66</text:p>
          </text:list-item>
          <text:list-item>
            <text:p text:style-name="P125">$68.12</text:p>
          </text:list-item>
          <text:list-item>
            <text:p text:style-name="P125">$10.89</text:p>
          </text:list-item>
          <text:list-item>
            <text:p text:style-name="P125">$21.25 profit</text:p>
          </text:list-item>
          <text:list-item>
            <text:p text:style-name="P12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413198013"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2002247511"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091255977" text:style-name="L75">
          <text:list-item>
            <text:p text:style-name="P12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6">d c p e i l k b a o n j h g m f</text:p>
          </text:list-item>
          <text:list-item>
            <text:p text:style-name="P126">inhalation and ophthalmic</text:p>
          </text:list-item>
          <text:list-item>
            <text:p text:style-name="P126">sterile, free of visible particulate material, pyrogen-free, stable for intended use, a pH similar to that of human blood, isotonic</text:p>
          </text:list-item>
          <text:list-item>
            <text:p text:style-name="P126">2.5 mL</text:p>
          </text:list-item>
          <text:list-item>
            <text:p text:style-name="P126">0.15 mL</text:p>
          </text:list-item>
          <text:list-item>
            <text:p text:style-name="P126"/>
            <text:list>
              <text:list-item>
                <text:p text:style-name="P126">12.5 mL</text:p>
              </text:list-item>
              <text:list-item>
                <text:p text:style-name="P126">1.5 mL</text:p>
              </text:list-item>
              <text:list-item>
                <text:p text:style-name="P126">21 mL</text:p>
              </text:list-item>
              <text:list-item>
                <text:p text:style-name="P126">31.25 mL</text:p>
              </text:list-item>
              <text:list-item>
                <text:p text:style-name="P126">0.3 mL</text:p>
              </text:list-item>
              <text:list-item>
                <text:p text:style-name="P126">0.5 mL</text:p>
              </text:list-item>
              <text:list-item>
                <text:p text:style-name="P126">4 mL</text:p>
              </text:list-item>
            </text:list>
          </text:list-item>
          <text:list-item>
            <text:p text:style-name="P126">The syringe should be marked at 2 mL</text:p>
          </text:list-item>
          <text:list-item>
            <text:p text:style-name="P126">5 mL</text:p>
          </text:list-item>
          <text:list-item>
            <text:p text:style-name="P126">3 mL</text:p>
          </text:list-item>
          <text:list-item>
            <text:p text:style-name="P126">100 mg</text:p>
          </text:list-item>
          <text:list-item>
            <text:p text:style-name="P126"><text:soft-page-break/>250,000 u/mL = 26 mL; 500,000 u/mL = 13 mL; 1,000,000 u/m/L = 6.5 mL</text:p>
          </text:list-item>
          <text:list-item>
            <text:p text:style-name="P126">Both syringes should be marked at 16 mL.</text:p>
          </text:list-item>
        </text:list>
      </text:section>
      <text:p text:style-name="P5"/>
      <text:p text:style-name="P6">Chapter 16 - Insulin</text:p>
      <text:p text:style-name="P5"/>
      <text:section text:style-name="Sect3" text:name="Section71">
        <text:p text:style-name="P5">Worksheet 16-1</text:p>
        <text:list xml:id="list673869466"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39461738" text:continue-numbering="true" text:style-name="L76">
        <text:list-item>
          <text:p text:style-name="P127">The clear rapid or short-acting insulin is actually drawn into the syringe prior to adding the cloudy isophane (NPH) insulin.</text:p>
        </text:list-item>
        <text:list-item>
          <text:p text:style-name="P129"><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2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424115120"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1330595207"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1781095126"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330933307"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810164945"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164048585"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text:soft-page-break/></text:p>
      <text:p text:style-name="P6">Chapter 20 - Ratio Strength</text:p>
      <text:p text:style-name="P5"/>
      <text:section text:style-name="Sect2" text:name="Section78">
        <text:p text:style-name="P5">Worksheet 20-1</text:p>
        <text:list xml:id="list1216820853"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293677751"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 21 PPM, and Reducing &amp; Enlarging Formulas</text:p>
      <text:p text:style-name="P5"/>
      <text:section text:style-name="Sect2" text:name="Section80">
        <text:p text:style-name="P5">Worksheet 21-1</text:p>
        <text:list xml:id="list2083594534" text:style-name="L85">
          <text:list-item>
            <text:p text:style-name="P117">6 g precipitated sulfur; 1.2 g salicylic acid; 52.8 g hydrophilic ointment </text:p>
          </text:list-item>
          <text:list-item>
            <text:p text:style-name="P117">45.4 g precipitated sulfur; 9.08 g salicylic acid; 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489228640"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text:soft-page-break/>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90544967"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47211680"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text:soft-page-break/>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text:soft-page-break/></text:p>
      <text:section text:style-name="Sect2" text:name="Section83">
        <text:p text:style-name="P5">Worksheet 23-2</text:p>
        <text:list xml:id="list169817336"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6T15:08:43</dc:date>
    <dc:creator>Sean Parsons</dc:creator>
    <meta:editing-duration>P3DT2H25M29S</meta:editing-duration>
    <meta:editing-cycles>51</meta:editing-cycles>
    <meta:generator>LibreOffice/3.3$Linux LibreOffice_project/330m19$Build-301</meta:generator>
    <meta:printed-by>Sean Parsons</meta:printed-by>
    <meta:print-date>2011-08-26T14:01:47</meta:print-date>
    <meta:document-statistic meta:table-count="7" meta:image-count="33" meta:object-count="246" meta:page-count="36" meta:paragraph-count="2944" meta:word-count="10180" meta:character-count="44995"/>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